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6" style:parent-style-name="Standard" style:family="paragraph">
      <style:paragraph-properties fo:margin-bottom="0in"/>
    </style:style>
    <style:style style:name="P7" style:parent-style-name="Standard" style:family="paragraph">
      <style:paragraph-properties fo:margin-bottom="0in"/>
    </style:style>
    <style:style style:name="P8" style:parent-style-name="Standard" style:family="paragraph">
      <style:paragraph-properties fo:margin-bottom="0in"/>
    </style:style>
    <style:style style:name="P9" style:parent-style-name="Standard" style:family="paragraph">
      <style:paragraph-properties fo:text-align="center" fo:margin-bottom="0in"/>
      <style:text-properties style:font-name="Bookman Old Style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 fo:margin-bottom="0in"/>
      <style:text-properties style:font-name="Bookman Old Style" fo:font-size="14pt" style:font-size-asian="14pt" style:font-size-complex="14pt"/>
    </style:style>
    <style:style style:name="T13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margin-bottom="0in"/>
    </style:style>
    <style:style style:name="T17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margin-bottom="0in"/>
    </style:style>
    <style:style style:name="T21" style:parent-style-name="Fonteparág.padrão" style:family="text"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margin-bottom="0in"/>
    </style:style>
    <style:style style:name="T23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margin-bottom="0in"/>
    </style:style>
    <style:style style:name="T25" style:parent-style-name="Fonteparág.padrão" style:family="text"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T26" style:parent-style-name="Fonteparág.padrão" style:family="text"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T27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T28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margin-bottom="0in"/>
    </style:style>
    <style:style style:name="T30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T31" style:parent-style-name="Fonteparág.padrão" style:family="text"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 fo:margin-bottom="0in"/>
      <style:text-properties style:font-name="Bookman Old Style" fo:color="#F10D0C" fo:font-size="14pt" style:font-size-asian="14pt" style:font-size-complex="14pt"/>
    </style:style>
    <style:style style:name="P33" style:parent-style-name="Standard" style:family="paragraph">
      <style:paragraph-properties fo:margin-bottom="0in">
        <style:tab-stops>
          <style:tab-stop style:type="left" style:position="1.5187in"/>
        </style:tab-stops>
      </style:paragraph-properties>
      <style:text-properties style:font-name="Bookman Old Style" fo:font-size="14pt" style:font-size-asian="14pt" style:font-size-complex="14pt"/>
    </style:style>
    <style:style style:name="P34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 fo:background-color="#FFFF00"/>
    </style:style>
    <style:style style:name="P39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 fo:background-color="#FFFF00"/>
    </style:style>
    <style:style style:name="P40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 fo:background-color="#FFFF00"/>
    </style:style>
    <style:style style:name="P41" style:parent-style-name="Standard" style:family="paragraph">
      <style:paragraph-properties fo:margin-bottom="0in"/>
      <style:text-properties style:font-name="Bookman Old Style" fo:font-size="14pt" style:font-size-asian="14pt" style:font-size-complex="14pt"/>
    </style:style>
    <style:style style:name="P42" style:parent-style-name="Standard" style:family="paragraph">
      <style:paragraph-properties fo:text-align="center" fo:margin-bottom="0in"/>
      <style:text-properties style:font-name="Bookman Old Style" fo:font-weight="bold" style:font-weight-asian="bold" fo:font-size="14pt" style:font-size-asian="14pt" style:font-size-complex="14pt"/>
    </style:style>
    <style:style style:name="P43" style:parent-style-name="Standard" style:family="paragraph">
      <style:paragraph-properties fo:text-align="center" fo:margin-bottom="0in"/>
      <style:text-properties style:font-name="Bookman Old Style" fo:font-weight="bold" style:font-weight-asian="bold" fo:font-size="14pt" style:font-size-asian="14pt" style:font-size-complex="14pt"/>
    </style:style>
    <style:style style:name="P44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margin-bottom="0in"/>
      <style:text-properties style:font-name="Bookman Old Style"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paragraph-properties fo:margin-bottom="0in"/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margin-bottom="0in"/>
    </style:style>
    <style:style style:name="T48" style:parent-style-name="Fonteparág.padrão" style:family="text">
      <style:text-properties style:font-name="Bookman Old Style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paragraph-properties fo:margin-bottom="0in"/>
    </style:style>
  </office:automatic-styles>
  <office:body>
    <office:text text:use-soft-page-breaks="true">
      <text:p text:style-name="P1"/>
      <text:p text:style-name="Standard"/>
      <text:p text:style-name="P6"/>
      <text:p text:style-name="P7"/>
      <text:p text:style-name="P8"/>
      <text:p text:style-name="P9">SOLICITAÇÃO DE CADASTRO</text:p>
      <text:p text:style-name="P10"/>
      <text:p text:style-name="P11">DADOS CADASTRAIS PESSOA JURÍDICA</text:p>
      <text:p text:style-name="P12"/>
      <text:p text:style-name="Standard"><text:span text:style-name="T13">RAZÃO SOCIAL:</text:span><text:s/></text:p>
      <text:p text:style-name="P14">FANTASIA: <text:s/></text:p>
      <text:p text:style-name="P15">CNPJ/MF:<text:s/></text:p>
      <text:p text:style-name="P16"><text:span text:style-name="T17">INSCRIÇÃO EST:<text:s/></text:span></text:p>
      <text:p text:style-name="P18">ENDEREÇO:<text:s/></text:p>
      <text:p text:style-name="P19">BAIRRO:<text:s/></text:p>
      <text:p text:style-name="P20"><text:span text:style-name="T21">CIDADE:</text:span><text:s/></text:p>
      <text:p text:style-name="P22"><text:span text:style-name="T23">CEP:</text:span><text:s/></text:p>
      <text:p text:style-name="P24"><text:span text:style-name="T25">TELEFONE:<text:s/></text:span></text:p>
      <text:p text:style-name="Standard"><text:span text:style-name="T26">E-MAIL:</text:span><text:s/></text:p>
      <text:p text:style-name="Standard"><text:span text:style-name="T27">VALOR DA VENDA DO DIA: R$</text:span><text:span text:style-name="T28"><text:s/></text:span></text:p>
      <text:p text:style-name="P29"><text:span text:style-name="T30">CONDIÇÃO DE PAGAMENTO:</text:span><text:span text:style-name="T31"><text:s/>BOLETO<text:s/></text:span></text:p>
      <text:p text:style-name="P32"/>
      <text:p text:style-name="P33"><text:tab/></text:p>
      <text:p text:style-name="P34">GRUPO ECONOMICO:<text:s/></text:p>
      <text:p text:style-name="P35">ATIVIDADE:<text:s/></text:p>
      <text:p text:style-name="P36">TIPO DE CLIENTE:<text:s/></text:p>
      <text:p text:style-name="P37"/>
      <text:p text:style-name="P38">VENDEDOR:<text:s/></text:p>
      <text:p text:style-name="P39">DEPARTAMENTO: PNEUS NOVOS</text:p>
      <text:p text:style-name="P40"/>
      <text:p text:style-name="P41"/>
      <text:p text:style-name="P42">ENDEREÇO DE COBRANÇA</text:p>
      <text:p text:style-name="P43"/>
      <text:p text:style-name="P44">ENDEREÇO:<text:s/></text:p>
      <text:p text:style-name="P45">BAIRRO:<text:s/></text:p>
      <text:p text:style-name="P46">CIDADE:<text:s/></text:p>
      <text:p text:style-name="P47"><text:span text:style-name="T48">CEP:<text:s/></text:span>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Pré-formataçãoHTML" style:display-name="Pré-formatação HTML" style:family="paragraph" style:parent-style-name="Standard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zh" style:country-asian="CN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 style:language-asian="zh" style:country-asian="CN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  <style:style style:name="P3" style:parent-style-name="Standard" style:family="paragraph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  <style:style style:name="P4" style:parent-style-name="Standard" style:family="paragraph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  <style:style style:name="P5" style:parent-style-name="Standard" style:family="paragraph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INGÁ – CAMBÉ -PR</text:p>
        <text:p text:style-name="P4">Rod. Celso Garcia Cid, KM 87</text:p>
        <text:p text:style-name="P5">Parque Industrial, Cep: 86183-60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Thaís de Mello</meta:initial-creator>
    <dc:creator>Ingrid Tassiana Taz Rockenback</dc:creator>
    <meta:creation-date>2025-03-28T20:59:00Z</meta:creation-date>
    <dc:date>2025-08-06T13:23:00Z</dc:date>
    <meta:print-date>2025-07-31T14:17:00Z</meta:print-date>
    <meta:template xlink:href="Normal" xlink:type="simple"/>
    <meta:editing-cycles>51</meta:editing-cycles>
    <meta:editing-duration>PT60480S</meta:editing-duration>
    <meta:user-defined meta:name="AppVersion">15.0000</meta:user-defined>
    <meta:document-statistic meta:page-count="1" meta:paragraph-count="1" meta:word-count="59" meta:character-count="378" meta:row-count="2" meta:non-whitespace-character-count="320"/>
  </office:meta>
</office:document-meta>
</file>